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0pt" fo:font-style="normal" fo:font-weight="normal" officeooo:rsid="0032ed40" style:font-size-asian="8.75pt" style:font-style-asian="normal" style:font-weight-asian="normal" style:font-size-complex="10pt" style:font-style-complex="normal" style:font-weight-complex="normal"/>
    </style:style>
    <style:style style:name="P2" style:family="paragraph" style:parent-style-name="Standard">
      <style:paragraph-properties fo:text-align="start" style:justify-single-word="false"/>
      <style:text-properties fo:font-size="10pt" fo:font-style="normal" fo:font-weight="normal" officeooo:rsid="0032ed40" officeooo:paragraph-rsid="0032ed40" style:font-size-asian="8.75pt" style:font-style-asian="normal" style:font-weight-asian="normal" style:font-size-complex="10pt" style:font-style-complex="normal" style:font-weight-complex="normal"/>
    </style:style>
    <style:style style:name="P3" style:family="paragraph" style:parent-style-name="Standard">
      <style:paragraph-properties fo:text-align="start" style:justify-single-word="false"/>
      <style:text-properties fo:font-size="10pt" fo:font-style="normal" fo:font-weight="normal" officeooo:rsid="0032ed40" officeooo:paragraph-rsid="00b3ad65" style:font-size-asian="8.75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font-size="10pt" fo:font-style="normal" fo:font-weight="normal" officeooo:rsid="0032ed40" officeooo:paragraph-rsid="012530c8" style:font-size-asian="8.75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font-size="10pt" fo:font-style="normal" fo:font-weight="normal" officeooo:rsid="0032ed40" officeooo:paragraph-rsid="01348ae3" style:font-size-asian="8.75pt" style:font-style-asian="normal" style:font-weight-asian="normal" style:font-size-complex="10pt" style:font-style-complex="normal" style:font-weight-complex="normal"/>
    </style:style>
    <style:style style:name="P6" style:family="paragraph" style:parent-style-name="Standard">
      <style:paragraph-properties fo:text-align="start" style:justify-single-word="false"/>
      <style:text-properties fo:font-size="10pt" fo:font-style="normal" fo:font-weight="normal" officeooo:rsid="0032ed40" officeooo:paragraph-rsid="013897c0" style:font-size-asian="8.75pt" style:font-style-asian="normal" style:font-weight-asian="normal" style:font-size-complex="10pt" style:font-style-complex="normal" style:font-weight-complex="normal"/>
    </style:style>
    <style:style style:name="P7" style:family="paragraph" style:parent-style-name="Standard">
      <style:paragraph-properties fo:text-align="start" style:justify-single-word="false"/>
      <style:text-properties fo:font-size="10pt" fo:font-style="normal" fo:font-weight="bold" officeooo:rsid="0032ed40" style:font-size-asian="8.75pt" style:font-style-asian="normal" style:font-weight-asian="bold" style:font-size-complex="10pt" style:font-style-complex="normal" style:font-weight-complex="bold"/>
    </style:style>
    <style:style style:name="P8" style:family="paragraph" style:parent-style-name="Standard">
      <style:paragraph-properties fo:text-align="start" style:justify-single-word="false"/>
      <style:text-properties fo:font-size="10pt" fo:font-style="normal" fo:font-weight="bold" officeooo:rsid="0032ed40" officeooo:paragraph-rsid="00b3ad65" style:font-size-asian="8.75pt" style:font-style-asian="normal" style:font-weight-asian="bold" style:font-size-complex="10pt" style:font-style-complex="normal" style:font-weight-complex="bold"/>
    </style:style>
    <style:style style:name="P9" style:family="paragraph" style:parent-style-name="Standard">
      <style:paragraph-properties fo:text-align="start" style:justify-single-word="false"/>
      <style:text-properties fo:font-size="10pt" fo:font-style="normal" fo:font-weight="bold" officeooo:rsid="0032ed40" officeooo:paragraph-rsid="012530c8" style:font-size-asian="8.75pt" style:font-style-asian="normal" style:font-weight-asian="bold" style:font-size-complex="10pt" style:font-style-complex="normal" style:font-weight-complex="bold"/>
    </style:style>
    <style:style style:name="P10" style:family="paragraph" style:parent-style-name="Standard">
      <style:paragraph-properties fo:text-align="start" style:justify-single-word="false"/>
      <style:text-properties fo:font-size="10pt" fo:font-style="normal" fo:font-weight="bold" officeooo:rsid="0032ed40" officeooo:paragraph-rsid="0032ed40" style:font-size-asian="8.75pt" style:font-style-asian="normal" style:font-weight-asian="bold" style:font-size-complex="10pt" style:font-style-complex="normal" style:font-weight-complex="bold"/>
    </style:style>
    <style:style style:name="P11" style:family="paragraph" style:parent-style-name="Standard">
      <style:paragraph-properties fo:text-align="center" style:justify-single-word="false"/>
      <style:text-properties fo:font-size="14pt" fo:font-weight="bold" officeooo:rsid="0009cb41" style:font-size-asian="12.25pt" style:font-weight-asian="bold" style:font-size-complex="14pt" style:font-weight-complex="bold"/>
    </style:style>
    <style:style style:name="P12" style:family="paragraph" style:parent-style-name="Standard">
      <style:paragraph-properties fo:text-align="start" style:justify-single-word="false"/>
      <style:text-properties fo:font-size="12pt" fo:font-style="normal" fo:font-weight="bold" officeooo:rsid="0032ed40" officeooo:paragraph-rsid="0032ed40"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fo:font-size="11pt" fo:font-style="normal" fo:font-weight="bold" officeooo:rsid="0032ed40" officeooo:paragraph-rsid="0032ed40" style:font-size-asian="11pt" style:font-style-asian="normal" style:font-weight-asian="bold" style:font-size-complex="11pt" style:font-style-complex="normal" style:font-weight-complex="bold"/>
    </style:style>
    <style:style style:name="P14" style:family="paragraph" style:parent-style-name="Standard">
      <style:paragraph-properties fo:text-align="start" style:justify-single-word="false"/>
      <style:text-properties fo:font-size="13pt" fo:font-style="normal" fo:font-weight="bold" officeooo:rsid="0032ed40" officeooo:paragraph-rsid="0032ed40" style:font-size-asian="13pt" style:font-style-asian="normal" style:font-weight-asian="bold" style:font-size-complex="13pt" style:font-style-complex="normal" style:font-weight-complex="bold"/>
    </style:style>
    <style:style style:name="P15" style:family="paragraph" style:parent-style-name="Standard">
      <style:paragraph-properties fo:text-align="start" style:justify-single-word="false"/>
      <style:text-properties fo:font-size="10pt" fo:font-style="normal" fo:font-weight="normal" officeooo:rsid="0032ed40" officeooo:paragraph-rsid="0032ed40" style:font-size-asian="8.75pt" style:font-style-asian="normal" style:font-weight-asian="normal" style:font-size-complex="10pt" style:font-style-complex="normal" style:font-weight-complex="normal"/>
    </style:style>
    <style:style style:name="P16" style:family="paragraph" style:parent-style-name="Standard">
      <style:paragraph-properties fo:text-align="start" style:justify-single-word="false"/>
      <style:text-properties fo:font-size="10pt" fo:font-style="normal" fo:font-weight="bold" officeooo:rsid="0032ed40" officeooo:paragraph-rsid="0032ed40" style:font-size-asian="8.75pt" style:font-style-asian="normal" style:font-weight-asian="bold" style:font-size-complex="10pt" style:font-style-complex="normal" style:font-weight-complex="bold"/>
    </style:style>
    <style:style style:name="P17" style:family="paragraph" style:parent-style-name="Standard">
      <style:paragraph-properties fo:text-align="start" style:justify-single-word="false"/>
      <style:text-properties fo:font-size="10pt" fo:font-weight="normal" officeooo:rsid="0032ed40" officeooo:paragraph-rsid="0032ed40" style:font-size-asian="8.75pt" style:font-weight-asian="normal" style:font-size-complex="10pt" style:font-weight-complex="normal"/>
    </style:style>
    <style:style style:name="P18" style:family="paragraph" style:parent-style-name="Standard">
      <style:paragraph-properties fo:text-align="start" style:justify-single-word="false"/>
      <style:text-properties fo:font-size="10pt" fo:font-weight="bold" officeooo:rsid="0032ed40" officeooo:paragraph-rsid="0032ed40" style:font-size-asian="8.75pt" style:font-weight-asian="bold" style:font-size-complex="10pt" style:font-weight-complex="bold"/>
    </style:style>
    <style:style style:name="P19" style:family="paragraph" style:parent-style-name="Standard">
      <style:paragraph-properties fo:text-align="start" style:justify-single-word="false"/>
      <style:text-properties fo:font-size="11pt" fo:font-style="normal" fo:font-weight="bold" officeooo:rsid="0032ed40" officeooo:paragraph-rsid="0032ed40" style:font-size-asian="11pt" style:font-style-asian="normal" style:font-weight-asian="bold" style:font-size-complex="11pt" style:font-style-complex="normal" style:font-weight-complex="bold"/>
    </style:style>
    <style:style style:name="T1" style:family="text">
      <style:text-properties fo:background-color="#fff200" loext:char-shading-value="0"/>
    </style:style>
    <style:style style:name="T2" style:family="text">
      <style:text-properties fo:background-color="#fff200" loext:char-shading-value="0"/>
    </style:style>
    <style:style style:name="T3" style:family="text">
      <style:text-properties fo:font-style="italic" fo:font-weight="bold" fo:background-color="#fff200" loext:char-shading-value="0" style:font-style-asian="italic" style:font-weight-asian="bold" style:font-style-complex="italic" style:font-weight-complex="bold"/>
    </style:style>
    <style:style style:name="T4" style:family="text">
      <style:text-properties fo:font-style="italic" fo:font-weight="bold" fo:background-color="#fff200" loext:char-shading-value="0" style:font-style-asian="italic" style:font-weight-asian="bold" style:font-style-complex="italic" style:font-weight-complex="bold"/>
    </style:style>
    <style:style style:name="T5" style:family="text">
      <style:text-properties fo:font-style="italic" style:text-underline-style="none" fo:font-weight="bold" fo:background-color="#fff200" loext:char-shading-value="0" style:font-style-asian="italic" style:font-weight-asian="bold" style:font-style-complex="italic" style:font-weight-complex="bold"/>
    </style:style>
    <style:style style:name="T6" style:family="text">
      <style:text-properties officeooo:rsid="00f9e910"/>
    </style:style>
    <style:style style:name="T7" style:family="text">
      <style:text-properties officeooo:rsid="0105e739"/>
    </style:style>
    <style:style style:name="T8" style:family="text">
      <style:text-properties officeooo:rsid="0111d66a"/>
    </style:style>
    <style:style style:name="T9" style:family="text">
      <style:text-properties officeooo:rsid="01157444"/>
    </style:style>
    <style:style style:name="T10" style:family="text">
      <style:text-properties officeooo:rsid="012530c8"/>
    </style:style>
    <style:style style:name="T11" style:family="text">
      <style:text-properties officeooo:rsid="012f5840"/>
    </style:style>
    <style:style style:name="T12" style:family="text">
      <style:text-properties officeooo:rsid="0133544e"/>
    </style:style>
    <style:style style:name="T13" style:family="text">
      <style:text-properties officeooo:rsid="01409735"/>
    </style:style>
    <style:style style:name="T14" style:family="text">
      <style:text-properties fo:font-weight="bold" fo:background-color="#fff200" loext:char-shading-value="0" style:font-weight-asian="bold" style:font-weight-complex="bold"/>
    </style:style>
    <style:style style:name="T15" style:family="text">
      <style:text-properties officeooo:rsid="015398f6"/>
    </style:style>
    <style:style style:name="T16" style:family="text">
      <style:text-properties fo:font-weight="normal" style:font-weight-asian="normal" style:font-weight-complex="normal"/>
    </style:style>
    <style:style style:name="T17" style:family="text">
      <style:text-properties officeooo:rsid="0160bbc7"/>
    </style:style>
    <style:style style:name="T18" style:family="text">
      <style:text-properties officeooo:rsid="016af7c0"/>
    </style:style>
    <style:style style:name="T19" style:family="text">
      <style:text-properties officeooo:rsid="019a96de"/>
    </style:style>
    <style:style style:name="T20" style:family="text">
      <style:text-properties officeooo:rsid="019cdb7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OMPOUND TYPES</text:p>
      <text:p text:style-name="P1">• How to create and use arrays</text:p>
      <text:p text:style-name="P1">• How to create and use C-style strings</text:p>
      <text:p text:style-name="P1">• How to create and use string -class strings</text:p>
      <text:p text:style-name="P1">• How to use the getline() and get() methods for reading strings</text:p>
      <text:p text:style-name="P1">• How to mix string and numeric input</text:p>
      <text:p text:style-name="P1">• How to create and use structures</text:p>
      <text:p text:style-name="P1">• How to create and use unions</text:p>
      <text:p text:style-name="P1">• How to create and use enumerations</text:p>
      <text:p text:style-name="P1">• How to create and use pointers</text:p>
      <text:p text:style-name="P1">• How to manage dynamic memory with new and delete</text:p>
      <text:p text:style-name="P1">• How to create dynamic arrays</text:p>
      <text:p text:style-name="P1">• How to create dynamic structures</text:p>
      <text:p text:style-name="P1">• Automatic, static, and dynamic storage</text:p>
      <text:p text:style-name="P1"/>
      <text:p text:style-name="P1"><text:span text:style-name="T6">C</text:span>ompound types. These are types built from the basic <text:span text:style-name="T3">integer</text:span> and <text:span text:style-name="T1">floating-point types</text:span>. The most far reaching compound type is the class. C++ also supports several more modest compound types taken from C. The array, for example, can hold several values of the same type. A particular kind of array can hold a string, which is a series of characters. Structures can hold several values of differing types. Then there are pointers, which are variables that tell a computer where data is placed.</text:p>
      <text:p text:style-name="P1"/>
      <text:p text:style-name="P7">Introducing Arrays</text:p>
      <text:p text:style-name="P1">An array is a <text:span text:style-name="T3">data form</text:span> that can hold several values, all of one type. Each value is stored in a separate array element, and the computer stores all the elements of an array consecutively in memory. To create an array, you use a declaration statement. An array declaration should indicate three things:</text:p>
      <text:p text:style-name="P3"/>
      <text:p text:style-name="P3">• The <text:span text:style-name="T1">type of value</text:span> to be stored in each element</text:p>
      <text:p text:style-name="P3">• The <text:span text:style-name="T1">name</text:span> of the array</text:p>
      <text:p text:style-name="P3">• The <text:span text:style-name="T1">number of elements</text:span> in the array</text:p>
      <text:p text:style-name="P3"/>
      <text:p text:style-name="P3">short months[12]; // creates array of 12 short</text:p>
      <text:p text:style-name="P3"/>
      <text:p text:style-name="P3">Each element, in essence, is a variable that you can treat as a simple variable. This is the general form for declaring an array:</text:p>
      <text:p text:style-name="P3"/>
      <text:p text:style-name="P3"><text:span text:style-name="T3">typeName</text:span> arrayName[arraySize];</text:p>
      <text:p text:style-name="P3"/>
      <text:p text:style-name="P3">The expression arraySize , which is the number of elements, must be an integer constant, or a constant expression, such as 8 * sizeof (int). In particular, arraySize cannot be a variable whose value is set while the program is running. However, later in this chapter you’ll learn how to use the new operator to get around that restriction.</text:p>
      <text:p text:style-name="P3"/>
      <text:p text:style-name="P8">The Array as Compound Type</text:p>
      <text:p text:style-name="P3">An array is called a compound type <text:span text:style-name="T1">because it is built from some other type</text:span>. You can’t simply declare that something is an array; it always has to be an array of some particular type. Much of the usefulness of the array comes from the fact that you can access array elements individually. The way to do this is to use a subscript, or an index, to number the elements. C++ array numbering starts with zero. an array declaration enables you to create a lot of variables with a single declaration, and you can then use an index to identify and access individual elements.</text:p>
      <text:p text:style-name="P3"/>
      <text:p text:style-name="P8">The Importance of Valid Subscript Values</text:p>
      <text:p text:style-name="P3">The compiler does not check to see if you use a valid subscript. For instance, the compiler won’t complain if you assign a value to the nonexistent element months[101] . But that assignment could cause problems when the program runs, possibly corrupting data or code, possibly causing the program to abort. So it is your responsibility to make sure that your program uses only valid subscript values.</text:p>
      <text:p text:style-name="P3"/>
      <text:p text:style-name="P3">If you don’t initialize an array that’s defined inside a function, the element values remain undefined. That means the element takes on whatever value previously resided at that location in memory. Note that if you use the sizeof operator with an array name, you get the number of bytes in the whole array. But if you use sizeof with an array element, you get the size, in bytes, of the element.</text:p>
      <text:p text:style-name="P3"/>
      <text:p text:style-name="P8">Initialization Rules for Arrays</text:p>
      <text:p text:style-name="P3"><text:soft-page-break/>You can use the initialization form only when defining the array. You cannot use it later, and</text:p>
      <text:p text:style-name="P3">you cannot assign one array wholesale to another:</text:p>
      <text:p text:style-name="P3"/>
      <text:p text:style-name="P3">int cards[4] = {3, 6, 8, 10}; <text:s text:c="2"/>//okay</text:p>
      <text:p text:style-name="P3">int hand[4]; <text:s text:c="26"/>//<text:span text:style-name="T7">okay</text:span></text:p>
      <text:p text:style-name="P3">hand[4] = {5, 6, 7, 9}; <text:s text:c="8"/>// <text:span text:style-name="T7">not allowed</text:span></text:p>
      <text:p text:style-name="P3">hand = cards; <text:s text:c="21"/>// <text:span text:style-name="T7">not allowed</text:span></text:p>
      <text:p text:style-name="P3"/>
      <text:p text:style-name="P3">However, you can use subscripts and assign values to the elements of an array individually. When initializing an array, you can provide fewer values than array elements. If you partially initialize an array, the compiler sets the remaining elements to zero.</text:p>
      <text:p text:style-name="P3"/>
      <text:p text:style-name="P3">long totals[500] = {0};</text:p>
      <text:p text:style-name="P3"/>
      <text:p text:style-name="P3">If you leave the square brackets ( [] ) empty when you initialize an array, the C++ compiler counts the elements for you. Suppose, for example, that you make this declaration:</text:p>
      <text:p text:style-name="P3"/>
      <text:p text:style-name="P3">short things[] = {1, 5, 3, 8};</text:p>
      <text:p text:style-name="P3"/>
      <text:p text:style-name="P3">The compiler makes things an array of four elements.</text:p>
      <text:p text:style-name="P3"/>
      <text:p text:style-name="P8">Letting the Compiler Do It</text:p>
      <text:p text:style-name="P3">Normally, letting the compiler count the number of elements is poor practice, for its count can be different from what you think it is. However, this approach can be a safe one for initializing a character array to a string, as you’ll soon see. And if your main concern is that the program, not you, knows how large an array is, you can do something like this:</text:p>
      <text:p text:style-name="P3"/>
      <text:p text:style-name="P3">short things[] = {1, 5, 3, 8};</text:p>
      <text:p text:style-name="P3">int num_elements = sizeof things / sizeof (short);</text:p>
      <text:p text:style-name="P3"/>
      <text:p text:style-name="P8">Strings</text:p>
      <text:p text:style-name="P3">A string is a series of characters stored in <text:span text:style-name="T1">consecutive bytes of memory</text:span>. C++ has two ways of dealing with strings. The first, taken from C and often called a C-style string, is the first one this chapter examines. Later, this chapter discusses an alternative method based on a string class library. The idea of a series of characters stored in consecutive bytes <text:span text:style-name="T1">implies that you can store a string in an array of char ,</text:span> with each character kept in its own array element. Strings provide a convenient way to store text information. The last character of every string is the null character. This character, written \0 , is the character with ASCII code 0, and it serves to mark the string’s end. Quoted strings always include the terminating null character implicitly, so you don’t have to spell it out.</text:p>
      <text:p text:style-name="P3"/>
      <text:p text:style-name="P8">Remember</text:p>
      <text:p text:style-name="P3">When determining the minimum array size necessary to hold a string, remember to include the terminating null character in your count.</text:p>
      <text:p text:style-name="P3"/>
      <text:p text:style-name="P3">Note that a string constant (with double quotes) is not interchangeable with a character constant (with single quotes). A character constant, such as ‘S’ , is a shorthand notation for the code for a character. On an ASCII system, ‘S’ is just another way of writing 83. Thus, the statement</text:p>
      <text:p text:style-name="P3"/>
      <text:p text:style-name="P3">char shirt_size = ‘S’; <text:s text:c="4"/>// this is fine</text:p>
      <text:p text:style-name="P3"/>
      <text:p text:style-name="P3">assigns the value 83 to shirt_size . But “S” represents the string consisting of two characters, the S and the \0 characters. Even worse, <text:span text:style-name="T1">“S” actually represents the memory address at which the string is stored</text:span>. So a statement like</text:p>
      <text:p text:style-name="P3"/>
      <text:p text:style-name="P3">char shirt_size = “S”; <text:s/>// illegal type mismatch</text:p>
      <text:p text:style-name="P3"/>
      <text:p text:style-name="P3">attempts to assign a memory address to shirt_size ! Because an address is a separate type in C++, a C++ compiler won’t allow this sort of nonsense.</text:p>
      <text:p text:style-name="P3"/>
      <text:p text:style-name="P8">Concatenating String Constants</text:p>
      <text:p text:style-name="P3">Sometimes a string may be too long to conveniently fit on one line of code. C++ enables you to concatenate string constants—that is, to combine two quoted strings into one. Indeed, any two string constants separated only by whitespace (spaces, tabs, and newlines) are automatically joined into one. <text:span text:style-name="T8">(see pg 139)</text:span></text:p>
      <text:p text:style-name="P8"><text:soft-page-break/>Using Strings in an Array</text:p>
      <text:p text:style-name="P3">The two most common ways of getting a string into an array are to initialize an array to a string constant and to read keyboard or file input into an array.</text:p>
      <text:p text:style-name="P3"/>
      <text:p text:style-name="P8">Adventures in String Input</text:p>
      <text:p text:style-name="P3">The problem lies with how cin determines when you’ve finished entering a string. <text:span text:style-name="T1">You can’t enter the null character from the keyboard,</text:span> so cin needs some other means for locating the end of a string. The cin technique is to use whitespace—spaces, tabs, and newlines—to delineate a string. This means cin reads just one word when it gets input for a character array. After it reads this word, cin automatically adds the terminating null character when it places the string into the array.</text:p>
      <text:p text:style-name="P3"/>
      <text:p text:style-name="P3">The practical result in this example is that cin reads Alistair as the entire first string and puts it into the name array. This leaves poor Dreeb still sitting in the input queue. When cin searches the input queue for the response to the favorite dessert question, it finds Dreeb still there. Then cin gobbles up Dreeb and puts it into the dessert array.</text:p>
      <text:p text:style-name="P3"/>
      <text:p text:style-name="P8">Reading String Input a Line at a Time</text:p>
      <text:p text:style-name="P3">You would want the program to read and store the full names. <text:span text:style-name="T9">Y</text:span>ou need a line-oriented method instead of a word-oriented method. You are in luck, for the istream class, of which cin is an example, has some line-oriented <text:span text:style-name="T1">class member functions</text:span>: <text:span text:style-name="T3">getline()</text:span> and <text:span text:style-name="T3">get()</text:span> . Both read an entire input line—that is, up until a newline character. However, getline() then discards the newline character, whereas get() leaves it in the input queue.</text:p>
      <text:p text:style-name="P3"/>
      <text:p text:style-name="P8">Line-Oriented Input with getline()</text:p>
      <text:p text:style-name="P3">The getline () function reads a whole line, using the newline character transmitted by the Enter key to mark the end of input. You invoke this method by using<text:span text:style-name="T3"> cin.getline()</text:span> as a function call. The function takes two arguments. The first argument is the name of the array destined to hold the line of input, and the second argument is a limit on the number of characters to be read. If this limit is, say, 20, the function reads no more than 19 characters, leaving room to automatically add the null character at the end. The getline() member function stops reading input when it reaches this numeric limit or when it reads a newline character, whichever comes first.</text:p>
      <text:p text:style-name="P3"/>
      <text:p text:style-name="P3">For example, suppose you want to use getline() to read a name into the 20-element name array. You would use this call:</text:p>
      <text:p text:style-name="P3"/>
      <text:p text:style-name="P3">cin.getline(name,20);</text:p>
      <text:p text:style-name="P3"/>
      <text:p text:style-name="P8">Line-Oriented Input with get()</text:p>
      <text:p text:style-name="P3">The istream class has another member function, get() , which comes in several variations. One variant works much like getline() . It takes the same arguments, interprets them the same way, and reads to the end of a line. But rather than read and discard the newline character, get() leaves that character in the input queue. Suppose you use two calls to get() in a row:</text:p>
      <text:p text:style-name="P3"/>
      <text:p text:style-name="P3">cin.get(name, ArSize);</text:p>
      <text:p text:style-name="P3">cin.get(dessert, Arsize); <text:s text:c="3"/>// a problem</text:p>
      <text:p text:style-name="P3"/>
      <text:p text:style-name="P3">Because the first call leaves the newline character in the input queue, that newline character is the first character the second call sees. Thus, get() concludes that it’s reached the end of line without having found anything to read. Without help, get() just can’t get past that newline character. Fortunately, there is help in the form of a variation of get() . The call cin.get() (with no arguments) reads the single next character, even if it is a newline, so you can use it to dispose of the newline character and prepare for the next line of input. That is, this sequence works:</text:p>
      <text:p text:style-name="P3"/>
      <text:p text:style-name="P3">cin.get(name, ArSize); <text:s text:c="8"/>// read first line</text:p>
      <text:p text:style-name="P3">cin.get(); <text:s text:c="29"/>// read newline</text:p>
      <text:p text:style-name="P3">cin.get(dessert, Arsize); <text:s text:c="5"/>// read second line</text:p>
      <text:p text:style-name="P3"/>
      <text:p text:style-name="P3">Another way to use get() is to concatenate, or join, the two class member functions, as follows:</text:p>
      <text:p text:style-name="P3"/>
      <text:p text:style-name="P3">cin.get(name, ArSize).get(); <text:s/>// concatenate member functions</text:p>
      <text:p text:style-name="P3"/>
      <text:p text:style-name="P3">What makes this possible is that cin.get(name, ArSize) returns the cin object, which is</text:p>
      <text:p text:style-name="P3">then used as the object that invokes the get() function. Similarly, the statement</text:p>
      <text:p text:style-name="P3"><text:soft-page-break/>cin.getline(name1, ArSize).getline(name2, ArSize);</text:p>
      <text:p text:style-name="P3"/>
      <text:p text:style-name="P3">reads two consecutive input lines into the arrays name1 and name2 ; it’s equivalent to making</text:p>
      <text:p text:style-name="P3">two separate calls to cin.getline()</text:p>
      <text:p text:style-name="P3"/>
      <text:p text:style-name="P8">Empty Lines and Other Problems</text:p>
      <text:p text:style-name="P3">What happens after getline() or get() reads an empty line? The original practice was that the next input statement picked up where the last getline() or get() left off. However, the current practice is that after get() (but not getline() ) reads an empty line, it sets something called the <text:span text:style-name="T3">failbit</text:span>. The implications of this act are that further input is blocked but you can restore input with the following command:</text:p>
      <text:p text:style-name="P3"/>
      <text:p text:style-name="P3">cin.clear();</text:p>
      <text:p text:style-name="P3"/>
      <text:p text:style-name="P3">Another potential problem is that the input string could be longer than the allocated space. If the input line is longer than the number of characters specified, both getline() and get() leave the remaining characters in the input queue. However, getline() additionally sets the failbit and turns off further input.</text:p>
      <text:p text:style-name="P3"/>
      <text:p text:style-name="P8">Mixing String and Numeric Input</text:p>
      <text:p text:style-name="P3"/>
      <text:p text:style-name="P3">(cin &gt;&gt; year).get(); // or (cin &gt;&gt; year).get(ch);</text:p>
      <text:p text:style-name="P3"/>
      <text:p text:style-name="P3">C++ programs frequently use pointers instead of arrays to handle strings</text:p>
      <text:p text:style-name="P3"/>
      <text:p text:style-name="P8">Introducing the string Class</text:p>
      <text:p text:style-name="P4">To use the string class, a program has to include the string header file. The string class is part of the std namespace, so you have to provide a using directive or else refer to the class as std::string . The class definition hides the array nature of a string and lets you treat a string much like an ordinary variable. <text:span text:style-name="T10">(see pg 149)</text:span></text:p>
      <text:p text:style-name="P4"/>
      <text:p text:style-name="P4">• You can use array notation to access individual characters stored in a string object.</text:p>
      <text:p text:style-name="P4"/>
      <text:p text:style-name="P4">cin &gt;&gt; str1; // str1 resized to fit input</text:p>
      <text:p text:style-name="P4"/>
      <text:p text:style-name="P9">Assignment, Concatenation, and Appending</text:p>
      <text:p text:style-name="P4">The string class makes some operations simpler than is the case for arrays. For example, you can’t simply assign one array to another. But you can assign one string object to another:</text:p>
      <text:p text:style-name="P4"/>
      <text:p text:style-name="P4">The string class simplifies combining strings. You can use the + operator to add two string objects together and the += operator to tack on a string to the end of an existing string object.</text:p>
      <text:p text:style-name="P4"/>
      <text:p text:style-name="P4">string str3;</text:p>
      <text:p text:style-name="P4">str3 = str1 + str2; <text:s text:c="7"/>// assign str3 the joined strings</text:p>
      <text:p text:style-name="P4">str1 += str2; <text:s text:c="14"/>// add str2 to the end of str1</text:p>
      <text:p text:style-name="P4"/>
      <text:p text:style-name="P9">More string Class Operations</text:p>
      <text:p text:style-name="P4">Even before the string class was added to C++, programmers needed to do things like assign strings. For C-style strings, they used functions from the C library for these tasks. The cstring header file (formerly string.h ) supports these functions. For example, you can use the <text:span text:style-name="T3">strcpy()</text:span> function to copy a string to a character array, and you can use the <text:span text:style-name="T3">strcat()</text:span> function to append a string to a character array:</text:p>
      <text:p text:style-name="P4"/>
      <text:p text:style-name="P4">strcpy(charr1, charr2); <text:s text:c="8"/>// copy charr2 to charr1</text:p>
      <text:p text:style-name="P4">strcat(charr1, charr2); <text:s text:c="9"/>// append contents of charr2 to char1</text:p>
      <text:p text:style-name="P4"/>
      <text:p text:style-name="P4">The C library does provide cousins to strcat() and strcpy() , called <text:span text:style-name="T3">strncat()</text:span> and <text:span text:style-name="T3">strncpy()</text:span> , that work more safely by taking a third argument to indicate the maximum allowed size of the target array, but using them adds another layer of complexity in writing programs.</text:p>
      <text:p text:style-name="P4"/>
      <text:p text:style-name="P4">The strlen() function is a regular function that takes a C-style string as its argument and that returns the number of characters in the string. The size() function basically does the same thing, but the syntax for it is different. Instead of appearing as a function argument, str1 precedes the function name and is connected to it with a dot. As you saw with the put() method in Chapter 3, “Dealing with Data,” this syntax indicates that str1 is an object and that size() is a class method. A method is a function that can be invoked only by an object belonging to the same class as the method. In this particular case, str1 is a string object, and size() is <text:soft-page-break/>a string method. In short, the C functions use a function argument to identify which string to use, and the C++ string class objects use the object name and the dot operator to indicate which string to use.</text:p>
      <text:p text:style-name="P4"/>
      <text:p text:style-name="P9">More on string Class I/O</text:p>
      <text:p text:style-name="P4">This is the code for reading a line into a string object:</text:p>
      <text:p text:style-name="P4"/>
      <text:p text:style-name="P4">getline(cin, str);</text:p>
      <text:p text:style-name="P4"/>
      <text:p text:style-name="P2">There is no dot notation, which indicates that this getline() is not a class method. So it takes cin as an argument that tells it where to find the input. Also, there isn’t an argument for the size of the string because the string object automatically resizes to fit the string.</text:p>
      <text:p text:style-name="P2"/>
      <text:p text:style-name="P2">So why is one getline() an istream class method and the other getline() not? <text:span text:style-name="T11">Istream</text:span></text:p>
      <text:p text:style-name="P2"/>
      <text:p text:style-name="P12">Introducing Structures</text:p>
      <text:p text:style-name="P2">A structure is a more versatile data form than an array because a single structure can hold items of more than one data type. A structure is a user-definable type. <text:span text:style-name="T12">C</text:span>reating a structure is a two-part process. First, you define a structure description that describes and labels the different types of data that can be stored in a structure. Then, you can create structure variables, or, more generally, structure data objects, that follow the description’s plan.</text:p>
      <text:p text:style-name="P2"/>
      <text:p text:style-name="P5">struct inflatable <text:s text:c="26"/>// structure declaration</text:p>
      <text:p text:style-name="P2">{</text:p>
      <text:p text:style-name="P2"><text:tab/>char name[20];</text:p>
      <text:p text:style-name="P2"><text:tab/>float volume;</text:p>
      <text:p text:style-name="P2"><text:tab/>double price;</text:p>
      <text:p text:style-name="P2">};</text:p>
      <text:p text:style-name="P2"/>
      <text:p text:style-name="P2">The keyword struct indicates that the code defines the layout for a structure. The identifier inflatable is the name, or tag, for this form; this makes inflatable the name for the new type. Thus, you can now create variables of type inflatable just as you create variables of type char or int . Each individual item in the list is called a structure member, so the inflatable structure has three members. After you have the template, you can create variables of that type:</text:p>
      <text:p text:style-name="P2"/>
      <text:p text:style-name="P2">inflatable hat; <text:s text:c="4"/>// hat is a <text:span text:style-name="T1">structure variable</text:span> of type inflatable</text:p>
      <text:p text:style-name="P2"/>
      <text:p text:style-name="P2">Given that hat is type inflatable , you use the <text:span text:style-name="T1">membership operator </text:span>( . ) to access individual members. For example, hat.volume refers to the volume member of the structure, and hat.price refers to the price member. In short, the member names enable you to access members of a structure much as indices enable you to access elements of an array. Because the price member is declared as type double , hat.price and vincent.price are both equivalent to type double variables and can be used in any manner an ordinary type double variable can be used. In short, hat is a structure, but <text:span text:style-name="T1">hat.price is a double</text:span> .</text:p>
      <text:p text:style-name="P2"/>
      <text:p text:style-name="P2">Each structure member is treated as a variable of that type. Thus, pal.price is a double variable and pal.name is an array of char . And when the program uses cout to display pal.name , it displays the member as a string.</text:p>
      <text:p text:style-name="P2"/>
      <text:p text:style-name="P10">Can a Structure Use a string Class Member?</text:p>
      <text:p text:style-name="P2">Can you use a string class object instead of a character array for the name member? That is, can you declare a structure like this:</text:p>
      <text:p text:style-name="P2"/>
      <text:p text:style-name="P2">#include &lt;string&gt;</text:p>
      <text:p text:style-name="P6">struct inflatable <text:s text:c="2"/>// structure template</text:p>
      <text:p text:style-name="P2">{</text:p>
      <text:p text:style-name="P2"><text:tab/><text:span text:style-name="T3">std</text:span>::string name;</text:p>
      <text:p text:style-name="P2"><text:tab/>float volume;</text:p>
      <text:p text:style-name="P2"><text:tab/>double price;</text:p>
      <text:p text:style-name="P2">};</text:p>
      <text:p text:style-name="P2"/>
      <text:p text:style-name="P2">In principle, the answer is yes. In practice, the answer depends on which compiler you use because some (including Borland C++ 5.5 and Microsoft Visual C++ prior to version 7.1) do not support initialization of structures with string class members.</text:p>
      <text:p text:style-name="P10"><text:soft-page-break/>Other Structure Properties</text:p>
      <text:p text:style-name="P2"><text:span text:style-name="T1">C++ makes user-defined types as similar as possible to built-in types.</text:span> For example, you can pass structures as arguments to a function, and you can have a function use a structure as a return value. Also, you can use the assignment operator ( = ) to assign one structure to another of the same type. Doing so causes each member of one structure to be set to the value of the corresponding member in the other structure, even if the member is an array. This kind of assignment is called <text:span text:style-name="T3">memberwise assignment</text:span>.</text:p>
      <text:p text:style-name="P2"/>
      <text:p text:style-name="P2">struct perks</text:p>
      <text:p text:style-name="P2">{</text:p>
      <text:p text:style-name="P2"><text:tab/>int key_number;</text:p>
      <text:p text:style-name="P2"><text:tab/>char car[12];</text:p>
      <text:p text:style-name="P2">} mr_smith, ms_jones; <text:s text:c="15"/>// two perks variables</text:p>
      <text:p text:style-name="P2"/>
      <text:p text:style-name="P2">struct perks</text:p>
      <text:p text:style-name="P2">{</text:p>
      <text:p text:style-name="P2"><text:tab/>int key_number;</text:p>
      <text:p text:style-name="P2"><text:tab/>char car[12];</text:p>
      <text:p text:style-name="P2">} mr_glitz =</text:p>
      <text:p text:style-name="P2">{</text:p>
      <text:p text:style-name="P2"><text:tab/>7,</text:p>
      <text:p text:style-name="P2"><text:tab/>“Packard”</text:p>
      <text:p text:style-name="P2">};</text:p>
      <text:p text:style-name="P2"/>
      <text:p text:style-name="P2">However, keeping the structure definition separate from the variable declarations usually makes a program easier to read and follow. Another thing you can do with structures is create a structure with no type name. You do this by omitting a tag name while simultaneously defining a structure form and a variable:</text:p>
      <text:p text:style-name="P2"/>
      <text:p text:style-name="P2">struct<text:tab/><text:tab/>// no tag</text:p>
      <text:p text:style-name="P2">{</text:p>
      <text:p text:style-name="P2"><text:tab/>int x; <text:s text:c="2"/>// 2 members</text:p>
      <text:p text:style-name="P2"><text:tab/>int y;</text:p>
      <text:p text:style-name="P2">} position; <text:s text:c="7"/>// a structure variable</text:p>
      <text:p text:style-name="P2"/>
      <text:p text:style-name="P2">This creates one structure variable called position . You can access its members with the membership operator, as in<text:span text:style-name="T1"> position.x</text:span> , but there is no general name for the type. You can’t subsequently create other variables of the same type. This book doesn’t use that limited form of structure.</text:p>
      <text:p text:style-name="P2"/>
      <text:p text:style-name="P10">Arrays of Structures</text:p>
      <text:p text:style-name="P2">The inflatable structure contains an array (the name array). It’s also possible to create arrays whose elements are structures. The technique is exactly the same as for creating arrays of the fundamental types. For example, to create an array of 100 inflatable structures, you could do the following:</text:p>
      <text:p text:style-name="P2"/>
      <text:p text:style-name="P2">inflatable gifts[100]; <text:s text:c="3"/>// array of 100 inflatable structures</text:p>
      <text:p text:style-name="P2"/>
      <text:p text:style-name="P2">This makes gifts an array of inflatable s. Hence each element of the array, such as gifts[0]</text:p>
      <text:p text:style-name="P2">or gifts[99] , is an inflatable object and can be used with the membership operator:</text:p>
      <text:p text:style-name="P2"/>
      <text:p text:style-name="P2">cin &gt;&gt; gifts[0].volume; <text:s text:c="11"/>// use volume member of first struct</text:p>
      <text:p text:style-name="P2">cout &lt;&lt; gifts[99].price &lt;&lt; endl; <text:s text:c="2"/>// display price member of last struct</text:p>
      <text:p text:style-name="P2"/>
      <text:p text:style-name="P2">Keep in mind that gifts itself is an array, not a structure, so constructions such as gifts.price are not valid.</text:p>
      <text:p text:style-name="P2"/>
      <text:p text:style-name="P2">inflatable guests[2] = <text:s text:c="17"/>// initializing an array of structs</text:p>
      <text:p text:style-name="P2">{</text:p>
      <text:p text:style-name="P2"><text:tab/>{“Bambi”, 0.5, 21.99}, <text:s text:c="15"/>// first structure in array</text:p>
      <text:p text:style-name="P2"><text:tab/>{“Godzilla”, 2000, 565.99} <text:s text:c="4"/>// next structure in array</text:p>
      <text:p text:style-name="P2">};</text:p>
      <text:p text:style-name="P10"><text:s/></text:p>
      <text:p text:style-name="P10">Bit Fields in Structures <text:span text:style-name="T13">(see pg 162)</text:span></text:p>
      <text:p text:style-name="P2">Bit fields are typically used in low-level programming.</text:p>
      <text:p text:style-name="P2"/>
      <text:p text:style-name="P13">Unions</text:p>
      <text:p text:style-name="P2"><text:soft-page-break/>A union is a data format that can hold different data types but only one type at a time. The syntax is like that for a structure, but the meaning is different. For example, consider the following declaration:</text:p>
      <text:p text:style-name="P2"/>
      <text:p text:style-name="P2"><text:span text:style-name="T3">union</text:span> one4all</text:p>
      <text:p text:style-name="P2">{</text:p>
      <text:p text:style-name="P2"><text:tab/>int int_val;</text:p>
      <text:p text:style-name="P2"><text:tab/>long long_val;</text:p>
      <text:p text:style-name="P2"><text:tab/>double double_val;</text:p>
      <text:p text:style-name="P2">};</text:p>
      <text:p text:style-name="P2"/>
      <text:p text:style-name="P2">You can use a one4all variable to hold an int , a long , or a double , just as long as you do so at different times:</text:p>
      <text:p text:style-name="P2"/>
      <text:p text:style-name="P2">one4all pail;</text:p>
      <text:p text:style-name="P2">pail.int_val = 15; <text:s text:c="3"/>// store an int</text:p>
      <text:p text:style-name="P2">cout &lt;&lt; pail.int_val;</text:p>
      <text:p text:style-name="P2">pail.double_val = 1.38; <text:s text:c="2"/>// store a double, int value is lost</text:p>
      <text:p text:style-name="P2">cout &lt;&lt; pail.double_val;</text:p>
      <text:p text:style-name="P2"/>
      <text:p text:style-name="P2">Thus, pail can serve as an int variable on one occasion and as a double variable at another time. The member name identifies the capacity in which the variable is acting. Because a union holds only one value at a time, it has to have space enough to hold its largest member. Hence, the size of the union is the size of its largest member. One use for a union is to save space when a data item can use two or more formats but never simultaneously. For example, suppose you manage a mixed inventory of widgets, some of which have an integer ID, and some of which have a string ID. In that case, you could use the following:</text:p>
      <text:p text:style-name="P2"/>
      <text:p text:style-name="P2">struct widget</text:p>
      <text:p text:style-name="P2">{</text:p>
      <text:p text:style-name="P2"><text:tab/>char brand[20];</text:p>
      <text:p text:style-name="P2"><text:tab/>int type;</text:p>
      <text:p text:style-name="P2">union id <text:s text:c="16"/>// format depends on widget type</text:p>
      <text:p text:style-name="P2">{</text:p>
      <text:p text:style-name="P2"><text:tab/>long id_num; <text:s text:c="11"/>// type 1 widgets</text:p>
      <text:p text:style-name="P2"><text:tab/>char id_char[20]; <text:s text:c="5"/>// other widgets</text:p>
      <text:p text:style-name="P2">} id_val;</text:p>
      <text:p text:style-name="P2">};</text:p>
      <text:p text:style-name="P2">...</text:p>
      <text:p text:style-name="P2">widget prize;</text:p>
      <text:p text:style-name="P2">...</text:p>
      <text:p text:style-name="P2">if (prize.type == 1) <text:s text:c="9"/>// if-else statement (Chapter 6)</text:p>
      <text:p text:style-name="P2">cin &gt;&gt; prize.id_val.id_num; <text:s text:c="15"/>// use member name to indicate mode</text:p>
      <text:p text:style-name="P2">else</text:p>
      <text:p text:style-name="P2">cin &gt;&gt; prize.id_val.id_char;</text:p>
      <text:p text:style-name="P2"/>
      <text:p text:style-name="P2">An anonymous union has no name; in essence, its members become variables that share the</text:p>
      <text:p text:style-name="P2">same address. Naturally, only one member can be current at a time:</text:p>
      <text:p text:style-name="P2"/>
      <text:p text:style-name="P2">struct widget</text:p>
      <text:p text:style-name="P2">{</text:p>
      <text:p text:style-name="P2"><text:tab/>char brand[20];</text:p>
      <text:p text:style-name="P2"><text:tab/>int type;</text:p>
      <text:p text:style-name="P2">union<text:tab/><text:tab/><text:tab/>// anonymous union</text:p>
      <text:p text:style-name="P2">{</text:p>
      <text:p text:style-name="P2"><text:tab/>long id_num; <text:s text:c="10"/>// type 1 widgets</text:p>
      <text:p text:style-name="P2"><text:tab/>char id_char[20]; <text:s text:c="16"/>// other widgets</text:p>
      <text:p text:style-name="P2">};</text:p>
      <text:p text:style-name="P2">};</text:p>
      <text:p text:style-name="P2">...</text:p>
      <text:p text:style-name="P2">widget prize;</text:p>
      <text:p text:style-name="P2">...</text:p>
      <text:p text:style-name="P2">if (prize.type == 1)</text:p>
      <text:p text:style-name="P2">cin &gt;&gt; prize.id_num;</text:p>
      <text:p text:style-name="P2">else</text:p>
      <text:p text:style-name="P2"><text:soft-page-break/>cin &gt;&gt; prize.id_char;</text:p>
      <text:p text:style-name="P2"/>
      <text:p text:style-name="P2">Because the union is anonymous, id_num and id_char are treated as two members of prize</text:p>
      <text:p text:style-name="P2">that share the same address. The need for an intermediate identifier id_val is eliminated. It is</text:p>
      <text:p text:style-name="P2">up to the programmer to keep track of which choice is active.</text:p>
      <text:p text:style-name="P2"/>
      <text:p text:style-name="P12">Enumerations</text:p>
      <text:p text:style-name="P2">The C++ enum facility provides an alternative to const for creating symbolic constants. It also lets you define new types but in a fairly restricted fashion. The syntax for enum resembles structure syntax. For example, consider the following statement:</text:p>
      <text:p text:style-name="P2"/>
      <text:p text:style-name="P2">enum spectrum {red, orange, yellow, green, blue, violet, indigo, ultraviolet};</text:p>
      <text:p text:style-name="P2"/>
      <text:p text:style-name="P2">This statement does two things:</text:p>
      <text:p text:style-name="P2"/>
      <text:p text:style-name="P2">• It makes spectrum the name of a new type; spectrum is termed an enumeration, much as a struct variable is called a structure.</text:p>
      <text:p text:style-name="P10"/>
      <text:p text:style-name="P2">• It establishes red , orange , yellow , and so on, as symbolic constants for the integer values 0–7. These constants are called enumerators.</text:p>
      <text:p text:style-name="P2"/>
      <text:p text:style-name="P2">By default, enumerators are assigned integer values starting with 0 for the first enumerator, 1 for the second enumerator, and so forth. You can override the default by explicitly assigning integer values. You can use an enumeration name to declare a variable of the enumeration type:</text:p>
      <text:p text:style-name="P2"/>
      <text:p text:style-name="P2">spectrum band; <text:s text:c="3"/>// band a variable of type spectrum</text:p>
      <text:p text:style-name="P2"/>
      <text:p text:style-name="P2">The only valid values that you can assign to an enumeration variable without a type cast are the enumerator values used in defining the type. Thus, we have the following:</text:p>
      <text:p text:style-name="P10"/>
      <text:p text:style-name="P10">band = blue; <text:s text:c="2"/>// valid, blue is an enumerator</text:p>
      <text:p text:style-name="P10">band = 2000; <text:s/>// invalid, 2000 not an enumerator</text:p>
      <text:p text:style-name="P2"/>
      <text:p text:style-name="P2">Thus, a spectrum variable is limited to just eight possible values. Some compilers issue a compiler error if you attempt to assign an invalid value, whereas others issue a warning. For maximum portability, you should regard assigning a non- enum value to an enum variable as an error. Only the assignment operator is defined for enumerations. In particular, arithmetic operations are not defined:</text:p>
      <text:p text:style-name="P2"/>
      <text:p text:style-name="P2">band = orange; <text:s text:c="9"/>// valid</text:p>
      <text:p text:style-name="P2">++band; <text:s text:c="23"/>// not valid,</text:p>
      <text:p text:style-name="P2">band = orange + red; <text:s text:c="2"/>// not valid, but a little tricky</text:p>
      <text:p text:style-name="P2"/>
      <text:p text:style-name="P2">However, some implementations do not honor this restriction. That can make it possible to violate the type limits. For example, if band has the value ultraviolet , or 7 , then ++band , if valid, increments band to 8 , which is not a valid value for a spectrum type. Again, for maximum portability, you should adopt the stricter limitations. Enumerators are of integer type and can be promoted to type int , but int types are not converted automatically to the enumeration type:</text:p>
      <text:p text:style-name="P2"/>
      <text:p text:style-name="P2">int color = blue; <text:s text:c="16"/>// valid, spectrum type promoted to int</text:p>
      <text:p text:style-name="P2">band = 3; <text:s text:c="25"/>// invalid, int not converted to spectrum</text:p>
      <text:p text:style-name="P2">color = 3 + red; <text:s text:c="15"/>// valid, red converted to int</text:p>
      <text:p text:style-name="P2"/>
      <text:p text:style-name="P2">Note that in this example, even though 3 corresponds to the enumerator green , assigning 3 to band is a type error. But assigning green to band is fine because they are both type spectrum . Again, some implementations do not enforce this restriction. In the expression 3 + red , addition isn’t defined for enumerators. However, red is converted to type int , and the result is type int . Because of the conversion from enumeration to int in this situation, you can use enumerations in arithmetic expressions to combine them with ordinary integers, even though arithmetic isn’t defined for enumerations themselves.</text:p>
      <text:p text:style-name="P2"/>
      <text:p text:style-name="P2">The earlier example</text:p>
      <text:p text:style-name="P2"/>
      <text:p text:style-name="P2">band = orange + red; <text:s/>// not valid, but a little tricky</text:p>
      <text:p text:style-name="P2"><text:soft-page-break/>You can assign an int value to an enum , provided that the value is valid and that you use an explicit type cast:</text:p>
      <text:p text:style-name="P2"/>
      <text:p text:style-name="P2">band = spectrum(3); <text:s text:c="12"/>// typecast 3 to type spectrum</text:p>
      <text:p text:style-name="P2"/>
      <text:p text:style-name="P2">What if you try to type cast an inappropriate value? The result is undefined, meaning that the</text:p>
      <text:p text:style-name="P2">attempt won’t be flagged as an error but that you can’t rely on the value of the result:</text:p>
      <text:p text:style-name="P2"/>
      <text:p text:style-name="P2">band = spectrum(40003); <text:s text:c="7"/>// undefined</text:p>
      <text:p text:style-name="P2"/>
      <text:p text:style-name="P2">In practice, enumerations are used more often as a way of defining related symbolic constants than as a means of defining new types.</text:p>
      <text:p text:style-name="P2"/>
      <text:p text:style-name="P10">Setting Enumerator Values</text:p>
      <text:p text:style-name="P2">You can set enumerator values explicitly by using the assignment operator:</text:p>
      <text:p text:style-name="P2"/>
      <text:p text:style-name="P2">enum bits{one = 1, two = 2, four = 4, eight = 8};</text:p>
      <text:p text:style-name="P2"/>
      <text:p text:style-name="P2">The assigned values must be integers. You also can define just some of the enumerators explicitly:</text:p>
      <text:p text:style-name="P2"/>
      <text:p text:style-name="P2">enum bigstep{first, second = 100, third};</text:p>
      <text:p text:style-name="P2"/>
      <text:p text:style-name="P2">In this case, first is 0 by default. Subsequent uninitialized enumerators are larger by one than their predecessors. So, third would have the value 101 . Finally, you can create more than one enumerator with the same value:</text:p>
      <text:p text:style-name="P2"/>
      <text:p text:style-name="P2">enum {zero, null = 0, one, numero_uno = 1};</text:p>
      <text:p text:style-name="P2"/>
      <text:p text:style-name="P2">C++, you could assign only int values (or values that promote to int ) to enumerators, but that restriction has been removed so that you can use type long values.</text:p>
      <text:p text:style-name="P2"/>
      <text:p text:style-name="P10">Value Ranges for Enumerations</text:p>
      <text:p text:style-name="P2">Originally, the only valid values for an enumeration were those named in the declaration. However, C++ has expanded the list of valid values that can be assigned to an enumeration variable through the use of a type cast. Each enumeration has a range, and you can assign any integer value in the range, even if it’s not an enumerator value, by using a type cast to an enumeration variable. For example, suppose that bits and myflag are defined this way:</text:p>
      <text:p text:style-name="P2"/>
      <text:p text:style-name="P2">enum bits{one = 1, two = 2, four = 4, eight = 8};</text:p>
      <text:p text:style-name="P2">bits myflag;</text:p>
      <text:p text:style-name="P2"/>
      <text:p text:style-name="P2">In this case, the following is valid:</text:p>
      <text:p text:style-name="P2"/>
      <text:p text:style-name="P2">myflag = bits(6); <text:s text:c="3"/>// valid, because 6 is in bits range</text:p>
      <text:p text:style-name="P2"/>
      <text:p text:style-name="P2">Here 6 is not one of the enumerations, but it lies in the range the enumerations define.</text:p>
      <text:p text:style-name="P2"/>
      <text:p text:style-name="P2">The range is defined as follows. First, to find the upper limit, you take the largest enumerator value. Then you find the smallest power of two greater than this largest value and subtract one; the result is the upper end of the range. (For example, the largest bigstep value, as previously defined, is 101. The smallest power of two greater than this is 128, so the upper end of the range is 127.) Next, to find the lower limit, you find the smallest enumerator value. If it is 0 or greater, the lower limit for the range is 0. If the smallest enumerator is negative, you use the same approach as for finding the upper limit but toss in a minus sign. (For example, if the smallest enumerator is -6, the next power of two [times a minus sign] is -8, and the lower limit is -7.)</text:p>
      <text:p text:style-name="P2"/>
      <text:p text:style-name="P2">The idea is that the compiler can choose how much space to use to hold an enumeration. It might use 1 byte or less for an enumeration with a small range and 4 bytes for an enumeration with type long values.</text:p>
      <text:p text:style-name="P2"/>
      <text:p text:style-name="P14">Pointers and the Free Store</text:p>
      <text:p text:style-name="P2">Let’s look at a second strategy now, one that becomes particularly important in developing C++</text:p>
      <text:p text:style-name="P2">classes. This strategy is based on pointers, which are variables that store addresses of values</text:p>
      <text:p text:style-name="P2"><text:soft-page-break/>rather than the values themselves. But before discussing pointers, let’s talk about how to explicitly find addresses for ordinary variables. You just apply the address operator, represented by &amp; , to a variable to get its location; for example, if home is a variable, &amp;home is its address.</text:p>
      <text:p text:style-name="P2"/>
      <text:p text:style-name="P10">Pointers and the C++ Philosophy</text:p>
      <text:p text:style-name="P2">Object-oriented programming differs from traditional procedural programming in that OOP emphasizes making decisions during runtime instead of during compile time. Runtime means while a program is running, and compile time means when the compiler is putting a program together.</text:p>
      <text:p text:style-name="P2"/>
      <text:p text:style-name="P2">The new strategy for handling stored data switches things around by treating the location as the named quantity and the value as a derived quantity. A special type of variable—the pointer—holds the address of a value. Thus, the name of the pointer represents the location. Applying the * operator, called the <text:span text:style-name="T5">indirect value </text:span>or the <text:span text:style-name="T4">dereferencing operator</text:span>, yields the value at the location. Suppose, for example, that manly is a pointer. In that case, manly represents an address, and *manly represents the value at that address. <text:span text:style-name="T15">(see pg 170)</text:span></text:p>
      <text:p text:style-name="P2"/>
      <text:p text:style-name="P10">Declaring and Initializing Pointers</text:p>
      <text:p text:style-name="P2">A computer needs to keep track of the type of value to which a pointer refers. For example, the address of a char typically looks the same as the address of a double , but char and double use different numbers of bytes and <text:span text:style-name="T2">different internal formats for storing values</text:span>. Therefore, a pointer declaration must specify what type of data to which the pointer points.</text:p>
      <text:p text:style-name="P2"/>
      <text:p text:style-name="P2">For example, the preceding example has this declaration:</text:p>
      <text:p text:style-name="P2"/>
      <text:p text:style-name="P2">int * p_updates;</text:p>
      <text:p text:style-name="P2"/>
      <text:p text:style-name="P2">This states that the combination * p_updates is type int .</text:p>
      <text:p text:style-name="P2"/>
      <text:p text:style-name="P2">You use the same syntax to declare pointers to other types:</text:p>
      <text:p text:style-name="P2"/>
      <text:p text:style-name="P2">double * tax_ptr; <text:s text:c="11"/>// tax_ptr points to type double</text:p>
      <text:p text:style-name="P2">char * str; <text:s text:c="23"/>// str points to type char</text:p>
      <text:p text:style-name="P2"/>
      <text:p text:style-name="P10">Remember</text:p>
      <text:p text:style-name="P2">In C++, the combination int * is a compound type, pointer-to- int . A pointer variable is never simply a</text:p>
      <text:p text:style-name="P2">pointer. It is always a pointer to a specific type.</text:p>
      <text:p text:style-name="P2"/>
      <text:p text:style-name="P10">Pointer Danger</text:p>
      <text:p text:style-name="P2">Danger awaits those who incautiously use pointers. One extremely important point is that when you create a pointer in C++, the computer allocates memory to hold an address, but it does not allocate memory to hold the data to which the address points. Creating space for the data involves a separate step. Omitting that step, as in the following, is an invitation to disaster:</text:p>
      <text:p text:style-name="P2"/>
      <text:p text:style-name="P2">long * fellow;<text:tab/> // create a pointer-to-long</text:p>
      <text:p text:style-name="P2">*fellow = 223323; <text:s text:c="2"/>// place a value in never-never land</text:p>
      <text:p text:style-name="P2"/>
      <text:p text:style-name="P2">Sure, fellow is a pointer. But where does it point? The code failed to assign an address to fellow . So where is the value 223323 placed? We can’t say. Because fellow wasn’t initialized, it could have any value. Whatever that value is, the program interprets it as the address at which to store 223323 . If fellow happens to have the value 1200 , then the computer attempts to place the data at address 1200 , even if that happens to be an address in the middle of your program code. Chances are that wherever fellow points, that is not where you want to put the number 223323 . This kind of error can produce some of the most insidious and hard-to-trace bugs.</text:p>
      <text:p text:style-name="P2"/>
      <text:p text:style-name="P10">Pointers and Numbers</text:p>
      <text:p text:style-name="P2">Pointers are not integer types, even though computers typically handle addresses as integers.</text:p>
      <text:p text:style-name="P2"/>
      <text:p text:style-name="P2">int * pt;</text:p>
      <text:p text:style-name="P2">pt = (int *) 0xB8000000; // types now match</text:p>
      <text:p text:style-name="P2"/>
      <text:p text:style-name="P10">Allocating Memory with new<text:line-break/><text:span text:style-name="T16">The true worth of pointers comes into play when you allocate unnamed memory during runtime to hold values. <text:s/>In this case, pointers become the only access to that memory. In C, you can allocate memory with </text:span><text:soft-page-break/><text:span text:style-name="T16">the library function malloc() . You can still do so in C++, but C++ also has a better way: the new operator. new finds a block of the correct size and returns the address of the block. You assign this address to a pointer, and you’re in business.</text:span></text:p>
      <text:p text:style-name="P10"><text:span text:style-name="T16"/></text:p>
      <text:p text:style-name="P10"><text:span text:style-name="T16">int * pn = new int;</text:span></text:p>
      <text:p text:style-name="P10"><text:span text:style-name="T16"/></text:p>
      <text:p text:style-name="P10"><text:span text:style-name="T16">The new int part tells the program you want some new storage suitable for holding an int . The new operator uses the type to figure out how many bytes are needed. Then it finds the memory and returns the address. Because the memory to which pn points lacks a name, what do you call it? We say that pn points to a data object. This is not “object” in the sense of “object-oriented programming”; it’s just “object” in the sense of “thing.”</text:span></text:p>
      <text:p text:style-name="P10"><text:span text:style-name="T16"/></text:p>
      <text:p text:style-name="P10">typeName pointer_name = new typeName;</text:p>
      <text:p text:style-name="P10"/>
      <text:p text:style-name="P2">You use the data type twice: once to<text:span text:style-name="T2"> specify the kind of memory requested</text:span> and once to <text:span text:style-name="T2">declare a suitable pointer</text:span>.</text:p>
      <text:p text:style-name="P2"/>
      <text:p text:style-name="P10">Out of Memory?</text:p>
      <text:p text:style-name="P2">It’s possible that a computer might not have sufficient memory available to satisfy a new request. When that is the case, new returns the value 0 . In C++, a pointer with the value 0 is called the null pointer. C++ guarantees that the null pointer never points to valid data, so it is often used to indicate failure for operators or functions that otherwise return usable pointers. After you learn about if statements in Chapter 6, you can check to see if new returns the null pointer and thus protects your program from attempting to exceed its bounds. In addition to returning the null pointer upon failure to allocate memory, new might throw a bad_alloc exception.</text:p>
      <text:p text:style-name="P2"/>
      <text:p text:style-name="P10">Freeing Memory with delete</text:p>
      <text:p text:style-name="P2"><text:span text:style-name="T17">E</text:span>nables you to return memory to the memory pool when you are finished with it.</text:p>
      <text:p text:style-name="P2"/>
      <text:p text:style-name="P2">int * ps = new int; <text:s text:c="3"/>// allocate memory with new</text:p>
      <text:p text:style-name="P2">. . .<text:tab/><text:tab/> <text:s/>// use the memory</text:p>
      <text:p text:style-name="P2">delete ps; <text:s/>// free memory with delete when done</text:p>
      <text:p text:style-name="P2"/>
      <text:p text:style-name="P2">This removes the memory to which ps points; it doesn’t remove the pointer ps itself. You can reuse ps. You should always balance a use of new with a use of delete ; otherwise, you can wind up with a memory leak—that is, memory that has been allocated but can no longer be used. If a memory leak grows too large, it can bring a program seeking more memory to a halt.</text:p>
      <text:p text:style-name="P2"/>
      <text:p text:style-name="P2">You should not attempt to free a block of memory that you have previously freed. The C++ Standard says the result of such an attempt is undefined, meaning that the consequences could be anything. Also, you cannot use delete to free memory created by declaring ordinary variables:</text:p>
      <text:p text:style-name="P2"/>
      <text:p text:style-name="P10">Caution</text:p>
      <text:p text:style-name="P2">You should use delete only to free memory allocated with new . However, it is safe to apply delete</text:p>
      <text:p text:style-name="P2">to a null pointer. </text:p>
      <text:p text:style-name="P2"/>
      <text:p text:style-name="P2">Note that the critical requirement for using delete is to use it with memory allocated by new . This doesn’t mean you have to use the same pointer you used with new ; instead, you have to use the same address:</text:p>
      <text:p text:style-name="P2"/>
      <text:p text:style-name="P2">int * ps = new int; <text:s text:c="4"/>// allocate memory</text:p>
      <text:p text:style-name="P2">int * pq = ps;<text:tab/> <text:s text:c="3"/>// set second pointer to same block</text:p>
      <text:p text:style-name="P2">delete pq; <text:s text:c="14"/>// delete with second pointer</text:p>
      <text:p text:style-name="P2"/>
      <text:p text:style-name="P2">Ordinarily, you won’t create two pointers to the same block of memory because that raises the possibility that you will mistakenly try to delete the same block twice. But, as you’ll soon see, using a second pointer does make sense when you work with a function that returns a pointer.</text:p>
      <text:p text:style-name="P2"/>
      <text:p text:style-name="P10">Using new to Create Dynamic Arrays</text:p>
      <text:p text:style-name="P2">More typically, you use new with larger chunks of data, such as arrays, strings, and structures. This is where new is useful. Suppose, for example, you’re writing a program that might or might not need an array, depending on information given to the program while it is running. If you create an array by declaring it, the space is allocated when the program is compiled. Whether or not the program finally uses the array, the array is there, using up memory. Allocating the array during compile time is called static binding, meaning <text:soft-page-break/>that the array is built in to the program at compile time. But with new , you can create an array during runtime if you need it and skip creating the array if you don’t need it. Or you can select an array size after the program is running. This is called <text:span text:style-name="T4">dynamic binding</text:span>, meaning that the array is created while the <text:span text:style-name="T18">program is running. With static binding, you must </text:span>specify the array size when you write the program. With dynamic binding, the program can decide on an array size while the program runs.</text:p>
      <text:p text:style-name="P2"/>
      <text:p text:style-name="P10">Creating a Dynamic Array with new</text:p>
      <text:p text:style-name="P2">It’s easy to create a dynamic array in C++; you tell new the type of array element and number of elements you want. The syntax requires that you follow the type name with the number of elements, in brackets. For example, if you need an array of 10 int s, you use this:</text:p>
      <text:p text:style-name="P2"/>
      <text:p text:style-name="P2"><text:span text:style-name="T4">int</text:span> * psome = new <text:span text:style-name="T4">int</text:span> [10]; <text:s text:c="7"/>// get a block of 10 ints</text:p>
      <text:p text:style-name="P2"/>
      <text:p text:style-name="P2">The new operator returns the address of the first element of the block. In this example, that value is assigned to the pointer psome . You should balance the call to new with a call to delete when the program finishes using that block of memory.</text:p>
      <text:p text:style-name="P2"/>
      <text:p text:style-name="P2">delete [] psome; <text:s text:c="4"/>// free a dynamic array</text:p>
      <text:p text:style-name="P2"/>
      <text:p text:style-name="P2">The presence of the brackets tells the program that it should free the whole array, not just the element pointed to by the pointer. The general form for allocating and assigning memory for an array is this:</text:p>
      <text:p text:style-name="P2"/>
      <text:p text:style-name="P2">type_name pointer_name = new type_name [num_elements];</text:p>
      <text:p text:style-name="P2"/>
      <text:p text:style-name="P10">Using a Dynamic Array</text:p>
      <text:p text:style-name="P2">The statement</text:p>
      <text:p text:style-name="P2"><text:line-break/>int * psome = new int [10]; // get a block of 10 ints</text:p>
      <text:p text:style-name="P2"/>
      <text:p text:style-name="P2">creates a<text:span text:style-name="T2"> pointer psome that points to the first element of a block of 10 int values</text:span>. Think of it as a finger pointing to that element. Suppose an int occupies 4 bytes. Then, by moving your finger 4 bytes in the correct direction, you can point to the second element. Altogether, there are 10 elements, which is the range over which you can move your finger. Thus, the new statement supplies you with all the information you need to identify every element in the block.</text:p>
      <text:p text:style-name="P2"/>
      <text:p text:style-name="P2">Now think about the problem practically. How do you access one of these elements? The first element is no problem. Because psome points to the first element of the array, *psome is the value of the first element. That leaves 9 more elements to access. The simplest way to access the elements may surprise you if you haven’t worked with C: Just use the pointer as if it were an array name. That is, you can use psome[0] instead of *psome for the first element, psome[1] for the second element, and so on.</text:p>
      <text:p text:style-name="P2"/>
      <text:p text:style-name="P2">It turns out to be very simple to use a pointer to access a dynamic array, even if it may not immediately be obvious why the method works. The reason you can do this is that C and C++ handle arrays internally by using pointers anyway. This near equivalence of arrays and pointers is one of the beauties of C and C++. You can’t change the value of an array name. But a pointer is a variable, hence you can change its value.</text:p>
      <text:p text:style-name="P2"/>
      <text:p text:style-name="P10">Pointers, Arrays, and Pointer Arithmetic</text:p>
      <text:p text:style-name="P2">The near equivalence of pointers and array names stems from pointer arithmetic and how C++ handles arrays internally. First, let’s check out the arithmetic. Adding one to an integer variable increases its value by one, but adding one to a pointer variable <text:span text:style-name="T2">increases its value by the number of bytes</text:span> of the type to which it points. Adding one to a pointer to double adds 8 to the numeric value on systems with 8-byte double , whereas adding one to a pointer-to- short adds two to the pointer value if short is 2 bytes.</text:p>
      <text:p text:style-name="P2"/>
      <text:p text:style-name="P10">Program Notes</text:p>
      <text:p text:style-name="P2">In most contexts, <text:span text:style-name="T2">C++ interprets the name of an array as the address of its first element</text:span>. Thus, the statement.</text:p>
      <text:p text:style-name="P2"/>
      <text:p text:style-name="P10">Remember</text:p>
      <text:p text:style-name="P2">Adding one to a pointer variable increases its value by the number of bytes of the type to which it</text:p>
      <text:p text:style-name="P2">points.</text:p>
      <text:p text:style-name="P2"/>
      <text:p text:style-name="P2">Now consider the array expression stacks[1] . The C++ compiler treats this expression exactly as if you wrote it as *(stacks + 1) . The second expression means calculate the address of the second element of the <text:soft-page-break/>array and then find the value stored there. The end result is precisely what stacks[1] means. (Operator precedence requires that you use the parentheses. Without them, one would be added to *stacks instead of to stacks .)</text:p>
      <text:p text:style-name="P2"/>
      <text:p text:style-name="P2">pointername = pointername + 1; // valid</text:p>
      <text:p text:style-name="P2">arrayname = arrayname + 1; <text:s text:c="7"/>// not allowed</text:p>
      <text:p text:style-name="P2"/>
      <text:p text:style-name="P2">The second difference is that applying the sizeof operator to an array name yields the size of the array, but applying sizeof to a pointer yields the size of the pointer, even if the pointer points to the array.</text:p>
      <text:p text:style-name="P2"/>
      <text:p text:style-name="P2">24 = size of wages array ← displaying sizeof wages</text:p>
      <text:p text:style-name="P2">4 = size of pw pointer ← displaying sizeof pw</text:p>
      <text:p text:style-name="P2"/>
      <text:p text:style-name="P2">This is one case in which C++ doesn’t interpret the array name as an address.</text:p>
      <text:p text:style-name="P2"/>
      <text:p text:style-name="P2">In short, using new to create an array and using a pointer to access the different elements is a simple matter. You just treat the pointer as an array name. Understanding why this works, however, is an interesting challenge. If you actually want to understand arrays and pointers, you should review their mutual relationships carefully.</text:p>
      <text:p text:style-name="P2"/>
      <text:p text:style-name="P13">Pointers and Strings</text:p>
      <text:p text:style-name="P2">The special relationship between arrays and pointers extends to C-style strings. Consider the</text:p>
      <text:p text:style-name="P2">following code:</text:p>
      <text:p text:style-name="P2"/>
      <text:p text:style-name="P2">char flower[10] = “rose”;</text:p>
      <text:p text:style-name="P2">cout &lt;&lt; flower &lt;&lt; “s are red\n”;</text:p>
      <text:p text:style-name="P2"/>
      <text:p text:style-name="P2">The name of an array is the address of its first element, so flower in the cout statement is the address of the char element containing the character r . The cout object assumes that the address of a char is the address of a string, so it prints the character at that address and then continues printing characters until it runs into the null character ( \0 ). In short, if you give cout the address of a character, it prints everything from that character to the first null character that follows it.</text:p>
      <text:p text:style-name="P2"/>
      <text:p text:style-name="P2">The crucial element here is not that flower is an array name but that flower acts as the address of a char . This implies that you can use a pointer-to- char variable as an argument to cout , also, because it, too, is the address of a char . Of course, that pointer should point to the beginning of a string. But what about the final part of the preceding cout statement? If flower is actually the address of the first character of a string, what is the expression “s are red\n” ? To be consistent with cout ’s handling of string output, this quoted string should also be an address. And it is, for in C++ a quoted string, like an array name, serves as the address of its first element. The preceding code doesn’t really send a whole string to cout ; it just sends the string address. This means strings in an array, quoted string constants, and strings described by pointers are all handled equivalently. Each is really passed along as an address. That’s certainly less work than passing</text:p>
      <text:p text:style-name="P2">each and every character in a string.</text:p>
      <text:p text:style-name="P2"/>
      <text:p text:style-name="P10">Remember</text:p>
      <text:p text:style-name="P2">With cout and with most C++ expressions, the name of an array of char , a pointer-to- char , and a</text:p>
      <text:p text:style-name="P2">quoted string constant are all interpreted as the address of the first character of a string.</text:p>
      <text:p text:style-name="P2"/>
      <text:p text:style-name="P2">const char * bird = “wren”; // bird holds address of string</text:p>
      <text:p text:style-name="P2"/>
      <text:p text:style-name="P2">Remember, “wren” actually represents the address of the string, so this statement assigns the address of “wren” to the bird pointer. (Typically, a compiler sets aside an area in memory to hold all the quoted strings used in the program source code, <text:span text:style-name="T2">associating each stored string with its address</text:span>.) String literals are constants, which is why the code uses the const keyword in the declaration. Using const in this fashion means you can use bird to access the string but not to change it. Finally, the pointer ps remains uninitialized, so it doesn’t point to any string. (As you know, that is usually a bad idea, and</text:p>
      <text:p text:style-name="P2">this example is no exception.)</text:p>
      <text:p text:style-name="P17"/>
      <text:p text:style-name="P17">Next, the program illustrates that you can use the array name animal and the pointer bird equivalently with cout . Both, after all, are the addresses of strings, and cout displays the two strings ( “bear” and “wren” ) stored at those addresses. If you activate the code that makes the error of attempting to display ps , you might get a blank line, you might get garbage displayed, and you might get a program crash. Creating an <text:soft-page-break/>uninitialized pointer is a bit like distributing a blank signed check: You lack control over how it will be used.</text:p>
      <text:p text:style-name="P17"/>
      <text:p text:style-name="P17">• Some compilers treat string literals as read-only constants, leading to a runtime error if you try to write new data over them. That string literals be constants is the mandated behavior in C++, but not all compilers have made that change from older behavior yet.</text:p>
      <text:p text:style-name="P17"/>
      <text:p text:style-name="P18">Caution</text:p>
      <text:p text:style-name="P17">When you read a string into a program, you should always use the address of previously allocated memory. This address can be in the form of an array name or of a pointer that has been initialized using new .</text:p>
      <text:p text:style-name="P17"/>
      <text:p text:style-name="P17">Next, notice what the following code accomplishes:</text:p>
      <text:p text:style-name="P17"/>
      <text:p text:style-name="P17">ps = animal;<text:tab/><text:tab/>// set ps to point to string</text:p>
      <text:p text:style-name="P17">…</text:p>
      <text:p text:style-name="P17">cout &lt;&lt; animal &lt;&lt; “ at “ &lt;&lt; (int *) animal &lt;&lt; endl;</text:p>
      <text:p text:style-name="P17">cout &lt;&lt; ps &lt;&lt; “ at “ &lt;&lt; (int *) ps &lt;&lt; endl;</text:p>
      <text:p text:style-name="P17"/>
      <text:p text:style-name="P17">Normally, if you give cout a pointer, it prints an address. But if the pointer is type char * , cout displays the pointed-to string. If you want to see the address of the string, you have to type cast the pointer to another pointer type, such as int * , which this code does. So ps displays as the string “fox” , but (int *) ps displays as the address where the string. So ps displays as the string “fox” , but (int *) ps displays as the address where the string is found.</text:p>
      <text:p text:style-name="P17"/>
      <text:p text:style-name="P17">strncpy(food, “a picnic basket filled with many goodies”, 19);</text:p>
      <text:p text:style-name="P17">food[19] = ‘\0’;</text:p>
      <text:p text:style-name="P17"/>
      <text:p text:style-name="P17">This copies up to 19 characters into the array and then sets the last element to the null character. If the string is shorter than 19 characters, strncpy() adds a null character earlier to mark the true end of the string.</text:p>
      <text:p text:style-name="P17"/>
      <text:p text:style-name="P18">Remember</text:p>
      <text:p text:style-name="P17">Use strcpy() or strncpy() , not the assignment operator, to assign a string to an array.</text:p>
      <text:p text:style-name="P17"/>
      <text:p text:style-name="P17">Now that you’ve seen some aspects of using C-style strings and the cstring library, you can appreciate the comparative simplicity of using the C++ string type. You (normally) don’t have to worry about a string overflowing an array, and you can use the assignment operator instead of strcpy() or strncpy() .</text:p>
      <text:p text:style-name="P17"/>
      <text:p text:style-name="P18">Using new to Create Dynamic Structures</text:p>
      <text:p text:style-name="P17">Using new with structures has two parts: creating the structure and accessing its members. To create a structure, you use the structure type with new . For example, to create an unnamed structure of the inflatable type and assign its address to a suitable pointer, you can use the following:</text:p>
      <text:p text:style-name="P17"/>
      <text:p text:style-name="P17">inflatable * ps = new inflatable;</text:p>
      <text:p text:style-name="P17"/>
      <text:p text:style-name="P17">This assigns to ps the address of a chunk of free memory large enough to hold a structure of the inflatable type. Note that the syntax is exactly the same as it is for C++’s built-in types. The tricky part is accessing members. When you create a dynamic structure, you can’t use the dot membership operator with the structure name because the structure has no name. All you have is its address. C++ provides an operator just for this situation: the arrow membership operator ( <text:span text:style-name="T4">-&gt;</text:span> ).</text:p>
      <text:p text:style-name="P17"/>
      <text:p text:style-name="P17">This operator, formed by typing a hyphen and then a greater-than symbol, does for pointers to structures what the dot operator does for structure names. For example, if ps points to a type inflatable structure, then ps-&gt;price is the price member of the pointed-to structure. <text:span text:style-name="T19">(see pg 190)</text:span></text:p>
      <text:p text:style-name="P17"/>
      <text:p text:style-name="P18">Remember</text:p>
      <text:p text:style-name="P17">Sometimes new C++ users become confused about when to use the dot operator and when to use the arrow operator to specify a structure member. The rule is simple: If the structure identifier is the name of a structure, use the dot operator. <text:span text:style-name="T2">If the identifier is a pointer to the structure, use the arrow operator</text:span>.</text:p>
      <text:p text:style-name="P17"/>
      <text:p text:style-name="P17">A second, uglier approach to accessing structure members is to realize that if ps is a pointer to</text:p>
      <text:p text:style-name="P17">a structure, then *ps represents the pointed-to value—the structure itself. Then, because *ps is a structure, (*ps).price is the price member of the structure. C++’s operator precedence rules require that you use parentheses in this constru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1.1547in" fo:margin-right="1.114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4T12:00:49.957312583</meta:creation-date>
    <meta:editing-duration>PT11H28M32S</meta:editing-duration>
    <meta:editing-cycles>17</meta:editing-cycles>
    <meta:generator>LibreOffice/6.0.6.2$Linux_X86_64 LibreOffice_project/00m0$Build-2</meta:generator>
    <dc:date>2019-01-18T23:19:45.235678448</dc:date>
    <meta:document-statistic meta:table-count="0" meta:image-count="0" meta:object-count="0" meta:page-count="14" meta:paragraph-count="388" meta:word-count="8371" meta:character-count="47510" meta:non-whitespace-character-count="38955"/>
  </office:meta>
</office:document-meta>
</file>